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aDAOImpl.set( Node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ataDAOImpl.getScop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getProperty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ataDAO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ataDAOImpl.setProperty( String pname , String 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XmlData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ataDAOImpl.XmlDataDAOImpl( ScopeDAOImpl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ataDAOImpl.g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